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from meeting:</text:p>
      <text:p text:style-name="Standard"/>
      <text:p text:style-name="Standard">Date:<text:tab/>28<text:span text:style-name="T1">th</text:span> April 2016</text:p>
      <text:p text:style-name="Standard">Time:<text:tab/>10:00</text:p>
      <text:p text:style-name="Standard">Place:<text:tab/>3<text:span text:style-name="T1">rd</text:span> Floor Waterfront</text:p>
      <text:p text:style-name="Standard"/>
      <text:p text:style-name="Standard">Attendees: M Smuts, D Fryer, K Birak</text:p>
      <text:p text:style-name="Standard"/>
      <text:p text:style-name="Standard">Purpose of the meeting was to demonstrate the Oculus and discuss the potential group project for the 2016/2017 academic year.</text:p>
      <text:p text:style-name="Standard"/>
      <text:p text:style-name="Standard">Initially the discussion was about the effect of the Oculus. A more intense experience of immersion is felt by the player resulting in increased stress when working against a time pressure.</text:p>
      <text:p text:style-name="Standard"/>
      <text:p text:style-name="Standard">This discussion included:</text:p>
      <text:list xml:id="list4022825976772047520" text:style-name="L1">
        <text:list-item>
          <text:p text:style-name="P1">The potential applications for aversion therapy to help people suffering from anxiousness. This could be expanded to include a more generalised form of resilience training for stress situations.</text:p>
        </text:list-item>
        <text:list-item>
          <text:p text:style-name="P1">Applications of <text:s/>VR and other technology (use of game engines) to help memory functions in older people, support learning in higher education or increase the interactivity of learning.</text:p>
        </text:list-item>
      </text:list>
      <text:p text:style-name="Standard"/>
      <text:p text:style-name="Standard">There should be common ground on which we can build an interdepartmental project.</text:p>
      <text:p text:style-name="Standard"/>
      <text:p text:style-name="Standard"><text:span text:style-name="T2">Potential Dissertation Project</text:span></text:p>
      <text:p text:style-name="Standard"/>
      <text:p text:style-name="Standard">Team Structure</text:p>
      <text:p text:style-name="Standard"/>
      <text:p text:style-name="Standard"><text:tab/>David Fryer<text:tab/><text:tab/>Psychology Lead<text:tab/><text:tab/>Supervised by K Birak</text:p>
      <text:p text:style-name="Standard"><text:tab/>Michiel Smuts<text:tab/><text:tab/>Games Design Lead <text:tab/><text:tab/>Supervised by R Kurta</text:p>
      <text:p text:style-name="Standard"><text:tab/>Viorel Dia<text:tab/><text:tab/>Modelling / Art Lead<text:tab/><text:tab/>Supervised by R Kurta</text:p>
      <text:p text:style-name="Standard"/>
      <text:p text:style-name="Standard">Some time was spent discussion the different needs of the dissertations. A key requirement of the Computer Games Design group project is that we produce a deliverable game. </text:p>
      <text:p text:style-name="Standard"/>
      <text:p text:style-name="Standard">Kulbir suggested that the “dryer” subjects such as the neurology of the brain might be a good area. It was also mentioned that this project could only be a pilot (please correct my interpretation here...) because the selection of the cohorts, the number and type of participants, <text:s/>the control of dependant factors etc will not be preselected and controlled. </text:p>
      <text:p text:style-name="Standard"/>
      <text:p text:style-name="Standard">However should be measurable outcomes and it should be possible see if this project enhances learning.</text:p>
      <text:p text:style-name="Standard"/>
      <text:p text:style-name="P2">Rough time line: </text:p>
      <text:p text:style-name="Standard"/>
      <text:p text:style-name="Standard">June 14<text:span text:style-name="T1">th</text:span> 2016<text:tab/><text:tab/><text:tab/>team meeting – with a view to create project proposals</text:p>
      <text:p text:style-name="Standard"/>
      <text:p text:style-name="Standard">October 2016<text:tab/><text:tab/><text:tab/>ethics clearance by Kulbir</text:p>
      <text:p text:style-name="Standard">February March 2017<text:tab/><text:tab/>lecture delivery (Product Delivery)</text:p>
      <text:p text:style-name="Standard"/>
      <text:p text:style-name="P3"><text:span text:style-name="T3">Errors and Omissions – please let me kn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</meta:initial-creator>
    <meta:creation-date>2016-05-02T11:45:29.10</meta:creation-date>
    <meta:document-statistic meta:table-count="0" meta:image-count="0" meta:object-count="0" meta:page-count="1" meta:paragraph-count="24" meta:word-count="316" meta:character-count="1981"/>
    <dc:date>2016-05-02T12:42:27.44</dc:date>
    <dc:creator>Mike </dc:creator>
    <meta:editing-duration>PT10M45S</meta:editing-duration>
    <meta:editing-cycles>1</meta:editing-cycles>
    <meta:generator>OpenOffice/4.1.2$Win32 OpenOffice.org_project/412m3$Build-9782</meta:generator>
  </office:meta>
</office:document-meta>
</file>